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48">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2">
      <style:graphic-properties draw:fill="none" draw:stroke="solid" svg:stroke-width="0.02083in" svg:stroke-color="#000000" draw:marker-end="a381" svg:stroke-opacity="100%" draw:stroke-linejoin="miter" svg:stroke-linecap="butt"/>
    </style:style>
    <style:style style:family="graphic" style:name="a384">
      <style:graphic-properties draw:fill="none" draw:stroke="solid" svg:stroke-width="0.02083in" svg:stroke-color="#000000" draw:marker-end="a383" svg:stroke-opacity="100%" draw:stroke-linejoin="miter" svg:stroke-linecap="butt"/>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430">
      <style:graphic-properties draw:fill="none" draw:stroke="solid" svg:stroke-width="0.04167in" svg:stroke-color="#000000" draw:marker-end="a429" svg:stroke-opacity="100%" draw:stroke-linejoin="miter" svg:stroke-linecap="butt"/>
    </style:style>
    <style:style style:family="graphic" style:name="a389">
      <style:graphic-properties draw:fill="none" draw:stroke="solid" svg:stroke-width="0.04167in" svg:stroke-color="#000000" draw:marker-end="a388" svg:stroke-opacity="100%" draw:stroke-linejoin="miter" svg:stroke-linecap="butt"/>
    </style:style>
    <style:style style:family="graphic" style:name="a432">
      <style:graphic-properties draw:fill="none" draw:stroke="solid" svg:stroke-width="0.02083in" svg:stroke-color="#000000" draw:marker-end="a431" svg:stroke-opacity="100%" draw:stroke-linejoin="miter" svg:stroke-linecap="butt"/>
    </style:style>
    <style:style style:family="graphic" style:name="a434">
      <style:graphic-properties draw:fill="none" draw:stroke="solid" svg:stroke-width="0.02083in" svg:stroke-color="#000000" draw:marker-end="a433" svg:stroke-opacity="100%" draw:stroke-linejoin="miter" svg:stroke-linecap="butt"/>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draw:fill="none" draw:stroke="solid" svg:stroke-width="0.02083in" svg:stroke-color="#000000" draw:marker-end="a390" svg:stroke-opacity="100%" draw:stroke-linejoin="miter" svg:stroke-linecap="butt"/>
    </style:style>
    <style:style style:family="graphic" style:name="a393">
      <style:graphic-properties draw:fill="none" draw:stroke="solid" svg:stroke-width="0.02083in" svg:stroke-color="#000000" draw:marker-end="a392" svg:stroke-opacity="100%" draw:stroke-linejoin="miter" svg:stroke-linecap="butt"/>
    </style:style>
    <style:style style:family="graphic" style:name="a395">
      <style:graphic-properties draw:fill="none" draw:stroke="solid" svg:stroke-width="0.02083in" svg:stroke-color="#000000" draw:marker-end="a394" svg:stroke-opacity="100%" draw:stroke-linejoin="miter" svg:stroke-linecap="butt"/>
    </style:style>
    <style:style style:family="graphic" style:name="a397">
      <style:graphic-properties draw:fill="none" draw:stroke="solid" svg:stroke-width="0.02083in" svg:stroke-color="#000000" draw:marker-end="a396" svg:stroke-opacity="100%" draw:stroke-linejoin="miter" svg:stroke-linecap="butt"/>
    </style:style>
    <style:style style:family="graphic" style:name="a44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draw:fill="none" draw:stroke="solid" svg:stroke-width="0.02083in" svg:stroke-color="#000000" draw:marker-end="a398" svg:stroke-opacity="100%" draw:stroke-linejoin="miter" svg:stroke-linecap="butt"/>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500">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none" draw:stroke="solid" svg:stroke-width="0.02083in" svg:stroke-color="#000000" draw:marker-end="a400" svg:stroke-opacity="100%" draw:stroke-linejoin="miter" svg:stroke-linecap="butt"/>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479">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12">
      <style:graphic-properties draw:fill="none" draw:stroke="solid" svg:stroke-width="0.02083in" svg:stroke-color="#000000" draw:marker-end="a411" svg:stroke-opacity="100%" draw:stroke-linejoin="miter" svg:stroke-linecap="butt"/>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draw:fill="none" draw:stroke="solid" svg:stroke-width="0.02083in" svg:stroke-color="#000000" draw:marker-end="a413" svg:stroke-opacity="100%" draw:stroke-linejoin="miter" svg:stroke-linecap="butt"/>
    </style:style>
    <style:style style:family="graphic" style:name="a482">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85">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423">
      <style:graphic-properties fo:wrap-option="wrap" fo:padding-top="0.05in" fo:padding-bottom="0.05in" fo:padding-left="0.1in" fo:padding-right="0.1in" draw:textarea-vertical-align="middle" draw:textarea-horizontal-align="center" draw:fill="solid" draw:fill-color="#ff0000" draw:opacity="42%"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42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parent-style-name="Graphics">
      <style:graphic-properties draw:fill="none" draw:stroke="non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draw:stroke="none"/>
    </style:style>
    <style:style style:family="graphic" style:name="a497">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80" draw:master-page-name="Master1-Layout1-title-Diapositive-de-titre" presentation:presentation-page-layout-name="Master1-PPL1" draw:id="Slide-256">
        <draw:connector draw:type="line" svg:x1="0.74394in" svg:y1="3.0519in" svg:x2="3.12457in" svg:y2="3.0519in" draw:id="id63" draw:style-name="a382" draw:name="Connecteur droit avec flèche 13">
          <svg:title/>
          <svg:desc/>
        </draw:connector>
        <draw:connector draw:type="line" svg:x1="0.89965in" svg:y1="4.26143in" svg:x2="0.89965in" svg:y2="0.84896in" draw:id="id64" draw:style-name="a384" draw:name="Connecteur droit avec flèche 14">
          <svg:title/>
          <svg:desc/>
        </draw:connector>
        <draw:custom-shape svg:x="0.89965in" svg:y="0.96212in" svg:width="1.96194in" svg:height="3.25494in" draw:id="id65" draw:style-name="a387" draw:name="Forme libre : forme 29">
          <svg:title/>
          <svg:desc/>
          <text:p text:style-name="a386" text:class-names="" text:cond-style-name=""><text:span text:style-name="a385" text:class-names=""/></text:p>
          <draw:enhanced-geometry xmlns:dr3d="urn:oasis:names:tc:opendocument:xmlns:dr3d:1.0" draw:type="non-primitive" svg:viewBox="0 0 1793995 2976315" draw:enhanced-path="M 0 1920392 C 95447 1029458 190895 138525 291089 313073 391283 487621 509406 2823191 601162 2967681 692918 3112171 749343 1398330 841627 1180013 933911 961696 1084729 1596081 1154865 1657779 1225001 1719477 1237129 1547039 1262441 1550203 1287753 1553367 1270351 1929357 1306737 1676763 1343123 1424169 1425915 223426 1480758 34640 1535601 -154146 1600463 487621 1635795 544046 1671127 600471 1675872 361060 1692747 373189 1709622 385318 1720168 619456 1737043 616819 1753918 614182 1785030 406411 1793995 357369 N" draw:text-areas="?f56 ?f58 ?f57 ?f59" draw:glue-points="?f32 ?f33 ?f34 ?f35 ?f36 ?f37 ?f38 ?f39 ?f40 ?f41 ?f42 ?f43 ?f44 ?f45 ?f46 ?f47 ?f48 ?f49 ?f50 ?f51 ?f52 ?f53 ?f54 ?f55"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3995"/>
            <draw:equation draw:name="f7" draw:formula="?f4 / 2976315"/>
            <draw:equation draw:name="f8" draw:formula="0 * ?f5 / 1793995"/>
            <draw:equation draw:name="f9" draw:formula="1920392 * ?f4 / 2976315"/>
            <draw:equation draw:name="f10" draw:formula="291089 * ?f5 / 1793995"/>
            <draw:equation draw:name="f11" draw:formula="313073 * ?f4 / 2976315"/>
            <draw:equation draw:name="f12" draw:formula="601162 * ?f5 / 1793995"/>
            <draw:equation draw:name="f13" draw:formula="2967681 * ?f4 / 2976315"/>
            <draw:equation draw:name="f14" draw:formula="841627 * ?f5 / 1793995"/>
            <draw:equation draw:name="f15" draw:formula="1180013 * ?f4 / 2976315"/>
            <draw:equation draw:name="f16" draw:formula="1154865 * ?f5 / 1793995"/>
            <draw:equation draw:name="f17" draw:formula="1657779 * ?f4 / 2976315"/>
            <draw:equation draw:name="f18" draw:formula="1262441 * ?f5 / 1793995"/>
            <draw:equation draw:name="f19" draw:formula="1550203 * ?f4 / 2976315"/>
            <draw:equation draw:name="f20" draw:formula="1306737 * ?f5 / 1793995"/>
            <draw:equation draw:name="f21" draw:formula="1676763 * ?f4 / 2976315"/>
            <draw:equation draw:name="f22" draw:formula="1480758 * ?f5 / 1793995"/>
            <draw:equation draw:name="f23" draw:formula="34640 * ?f4 / 2976315"/>
            <draw:equation draw:name="f24" draw:formula="1635795 * ?f5 / 1793995"/>
            <draw:equation draw:name="f25" draw:formula="544046 * ?f4 / 2976315"/>
            <draw:equation draw:name="f26" draw:formula="1692747 * ?f5 / 1793995"/>
            <draw:equation draw:name="f27" draw:formula="373189 * ?f4 / 2976315"/>
            <draw:equation draw:name="f28" draw:formula="1737043 * ?f5 / 1793995"/>
            <draw:equation draw:name="f29" draw:formula="616819 * ?f4 / 2976315"/>
            <draw:equation draw:name="f30" draw:formula="1793995 * ?f5 / 1793995"/>
            <draw:equation draw:name="f31" draw:formula="357369 * ?f4 / 2976315"/>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onnector draw:type="line" svg:x1="3.39921in" svg:y1="2.6166in" svg:x2="4.16601in" svg:y2="2.6166in" draw:id="id66" draw:style-name="a389" draw:name="Connecteur droit avec flèche 52">
          <svg:title/>
          <svg:desc/>
        </draw:connector>
        <draw:connector draw:type="line" svg:x1="4.40323in" svg:y1="4.5625in" svg:x2="6.78385in" svg:y2="4.5625in" draw:id="id67" draw:style-name="a391" draw:name="Connecteur droit avec flèche 64">
          <svg:title/>
          <svg:desc/>
        </draw:connector>
        <draw:connector draw:type="line" svg:x1="4.52824in" svg:y1="5.07393in" svg:x2="4.52824in" svg:y2="3.99233in" draw:id="id68" draw:style-name="a393" draw:name="Connecteur droit avec flèche 65">
          <svg:title/>
          <svg:desc/>
        </draw:connector>
        <draw:g draw:name="Groupe 79" draw:id="id69">
          <svg:title/>
          <svg:desc/>
          <draw:custom-shape svg:x="4.519in" svg:y="4.06965in" svg:width="0.69202in" svg:height="0.93764in" draw:id="id163" draw:style-name="a587" draw:name="Forme libre : forme 74">
            <svg:title/>
            <svg:desc/>
            <text:p text:style-name="a586" text:class-names="" text:cond-style-name=""><text:span text:style-name="a585"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2064in" svg:y="4.06965in" svg:width="0.69202in" svg:height="0.93764in" draw:id="id164" draw:style-name="a590" draw:name="Forme libre : forme 75">
            <svg:title/>
            <svg:desc/>
            <text:p text:style-name="a589" text:class-names="" text:cond-style-name=""><text:span text:style-name="a588"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89843in" svg:y="4.06965in" svg:width="0.69202in" svg:height="0.93764in" draw:id="id165" draw:style-name="a593" draw:name="Forme libre : forme 76">
            <svg:title/>
            <svg:desc/>
            <text:p text:style-name="a592" text:class-names="" text:cond-style-name=""><text:span text:style-name="a591"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4.41247in" svg:y1="3.27708in" svg:x2="6.79309in" svg:y2="3.27708in" draw:id="id70" draw:style-name="a395" draw:name="Connecteur droit avec flèche 80">
          <svg:title/>
          <svg:desc/>
        </draw:connector>
        <draw:connector draw:type="line" svg:x1="4.53748in" svg:y1="3.78851in" svg:x2="4.53748in" svg:y2="2.7069in" draw:id="id71" draw:style-name="a397" draw:name="Connecteur droit avec flèche 81">
          <svg:title/>
          <svg:desc/>
        </draw:connector>
        <draw:g draw:name="Groupe 82" draw:id="id72">
          <svg:title/>
          <svg:desc/>
          <draw:custom-shape svg:x="4.52824in" svg:y="2.78423in" svg:width="0.39215in" svg:height="0.93764in" draw:id="id160" draw:style-name="a578" draw:name="Forme libre : forme 83">
            <svg:title/>
            <svg:desc/>
            <text:p text:style-name="a577" text:class-names="" text:cond-style-name=""><text:span text:style-name="a576"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91778in" svg:y="2.78423in" svg:width="0.39215in" svg:height="0.93764in" draw:id="id161" draw:style-name="a581" draw:name="Forme libre : forme 84">
            <svg:title/>
            <svg:desc/>
            <text:p text:style-name="a580" text:class-names="" text:cond-style-name=""><text:span text:style-name="a579"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30993in" svg:y="2.78423in" svg:width="0.39215in" svg:height="0.93764in" draw:id="id162" draw:style-name="a584" draw:name="Forme libre : forme 85">
            <svg:title/>
            <svg:desc/>
            <text:p text:style-name="a583" text:class-names="" text:cond-style-name=""><text:span text:style-name="a582"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86" draw:id="id73">
          <svg:title/>
          <svg:desc/>
          <draw:custom-shape svg:x="5.69947in" svg:y="2.80826in" svg:width="0.39215in" svg:height="0.93764in" draw:id="id157" draw:style-name="a569" draw:name="Forme libre : forme 87">
            <svg:title/>
            <svg:desc/>
            <text:p text:style-name="a568" text:class-names="" text:cond-style-name=""><text:span text:style-name="a567"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089in" svg:y="2.80826in" svg:width="0.39215in" svg:height="0.93764in" draw:id="id158" draw:style-name="a572" draw:name="Forme libre : forme 88">
            <svg:title/>
            <svg:desc/>
            <text:p text:style-name="a571" text:class-names="" text:cond-style-name=""><text:span text:style-name="a570"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48116in" svg:y="2.80826in" svg:width="0.39215in" svg:height="0.93764in" draw:id="id159" draw:style-name="a575" draw:name="Forme libre : forme 89">
            <svg:title/>
            <svg:desc/>
            <text:p text:style-name="a574" text:class-names="" text:cond-style-name=""><text:span text:style-name="a573"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99" draw:id="id74">
          <svg:title/>
          <svg:desc/>
          <draw:g draw:name="Groupe 91" draw:id="id149">
            <svg:title/>
            <svg:desc/>
            <draw:custom-shape svg:x="4.52824in" svg:y="2.79624in" svg:width="0.39215in" svg:height="0.93764in" draw:id="id154" draw:style-name="a560" draw:name="Forme libre : forme 92">
              <svg:title/>
              <svg:desc/>
              <text:p text:style-name="a559" text:class-names="" text:cond-style-name=""><text:span text:style-name="a558"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91777in" svg:y="2.79624in" svg:width="0.39215in" svg:height="0.93764in" draw:id="id155" draw:style-name="a563" draw:name="Forme libre : forme 93">
              <svg:title/>
              <svg:desc/>
              <text:p text:style-name="a562" text:class-names="" text:cond-style-name=""><text:span text:style-name="a561"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30993in" svg:y="2.79624in" svg:width="0.39215in" svg:height="0.93764in" draw:id="id156" draw:style-name="a566" draw:name="Forme libre : forme 94">
              <svg:title/>
              <svg:desc/>
              <text:p text:style-name="a565" text:class-names="" text:cond-style-name=""><text:span text:style-name="a564"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95" draw:id="id150">
            <svg:title/>
            <svg:desc/>
            <draw:custom-shape svg:x="5.69947in" svg:y="2.82027in" svg:width="0.39215in" svg:height="0.93764in" draw:id="id151" draw:style-name="a551" draw:name="Forme libre : forme 96">
              <svg:title/>
              <svg:desc/>
              <text:p text:style-name="a550" text:class-names="" text:cond-style-name=""><text:span text:style-name="a549"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089in" svg:y="2.82027in" svg:width="0.39215in" svg:height="0.93764in" draw:id="id152" draw:style-name="a554" draw:name="Forme libre : forme 97">
              <svg:title/>
              <svg:desc/>
              <text:p text:style-name="a553" text:class-names="" text:cond-style-name=""><text:span text:style-name="a552"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48116in" svg:y="2.82027in" svg:width="0.39215in" svg:height="0.93764in" draw:id="id153" draw:style-name="a557" draw:name="Forme libre : forme 98">
              <svg:title/>
              <svg:desc/>
              <text:p text:style-name="a556" text:class-names="" text:cond-style-name=""><text:span text:style-name="a555"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connector draw:type="line" svg:x1="4.41866in" svg:y1="1.99636in" svg:x2="6.79928in" svg:y2="1.99636in" draw:id="id75" draw:style-name="a399" draw:name="Connecteur droit avec flèche 100">
          <svg:title/>
          <svg:desc/>
        </draw:connector>
        <draw:connector draw:type="line" svg:x1="4.54366in" svg:y1="2.50778in" svg:x2="4.54366in" svg:y2="1.42618in" draw:id="id76" draw:style-name="a401" draw:name="Connecteur droit avec flèche 101">
          <svg:title/>
          <svg:desc/>
        </draw:connector>
        <draw:g draw:name="Groupe 121" draw:id="id77">
          <svg:title/>
          <svg:desc/>
          <draw:g draw:name="Groupe 122" draw:id="id141">
            <svg:title/>
            <svg:desc/>
            <draw:custom-shape svg:x="4.53443in" svg:y="1.51552in" svg:width="0.24378in" svg:height="0.93764in" draw:id="id146" draw:style-name="a542" draw:name="Forme libre : forme 127">
              <svg:title/>
              <svg:desc/>
              <text:p text:style-name="a541" text:class-names="" text:cond-style-name=""><text:span text:style-name="a540"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77658in" svg:y="1.51552in" svg:width="0.24378in" svg:height="0.93764in" draw:id="id147" draw:style-name="a545" draw:name="Forme libre : forme 128">
              <svg:title/>
              <svg:desc/>
              <text:p text:style-name="a544" text:class-names="" text:cond-style-name=""><text:span text:style-name="a543"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02037in" svg:y="1.51552in" svg:width="0.24378in" svg:height="0.93764in" draw:id="id148" draw:style-name="a548" draw:name="Forme libre : forme 129">
              <svg:title/>
              <svg:desc/>
              <text:p text:style-name="a547" text:class-names="" text:cond-style-name=""><text:span text:style-name="a546"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123" draw:id="id142">
            <svg:title/>
            <svg:desc/>
            <draw:custom-shape svg:x="5.26252in" svg:y="1.53955in" svg:width="0.24378in" svg:height="0.93764in" draw:id="id143" draw:style-name="a533" draw:name="Forme libre : forme 124">
              <svg:title/>
              <svg:desc/>
              <text:p text:style-name="a532" text:class-names="" text:cond-style-name=""><text:span text:style-name="a531"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50468in" svg:y="1.53955in" svg:width="0.24378in" svg:height="0.93764in" draw:id="id144" draw:style-name="a536" draw:name="Forme libre : forme 125">
              <svg:title/>
              <svg:desc/>
              <text:p text:style-name="a535" text:class-names="" text:cond-style-name=""><text:span text:style-name="a534"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74847in" svg:y="1.53955in" svg:width="0.24378in" svg:height="0.93764in" draw:id="id145" draw:style-name="a539" draw:name="Forme libre : forme 126">
              <svg:title/>
              <svg:desc/>
              <text:p text:style-name="a538" text:class-names="" text:cond-style-name=""><text:span text:style-name="a537"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g draw:name="Groupe 130" draw:id="id78">
          <svg:title/>
          <svg:desc/>
          <draw:g draw:name="Groupe 131" draw:id="id133">
            <svg:title/>
            <svg:desc/>
            <draw:custom-shape svg:x="5.99367in" svg:y="1.52965in" svg:width="0.24378in" svg:height="0.93764in" draw:id="id138" draw:style-name="a524" draw:name="Forme libre : forme 136">
              <svg:title/>
              <svg:desc/>
              <text:p text:style-name="a523" text:class-names="" text:cond-style-name=""><text:span text:style-name="a522"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23583in" svg:y="1.52965in" svg:width="0.24378in" svg:height="0.93764in" draw:id="id139" draw:style-name="a527" draw:name="Forme libre : forme 137">
              <svg:title/>
              <svg:desc/>
              <text:p text:style-name="a526" text:class-names="" text:cond-style-name=""><text:span text:style-name="a525"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47961in" svg:y="1.52965in" svg:width="0.24378in" svg:height="0.93764in" draw:id="id140" draw:style-name="a530" draw:name="Forme libre : forme 138">
              <svg:title/>
              <svg:desc/>
              <text:p text:style-name="a529" text:class-names="" text:cond-style-name=""><text:span text:style-name="a528"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132" draw:id="id134">
            <svg:title/>
            <svg:desc/>
            <draw:custom-shape svg:x="6.72177in" svg:y="1.55368in" svg:width="0.24378in" svg:height="0.93764in" draw:id="id135" draw:style-name="a515" draw:name="Forme libre : forme 133">
              <svg:title/>
              <svg:desc/>
              <text:p text:style-name="a514" text:class-names="" text:cond-style-name=""><text:span text:style-name="a513"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96392in" svg:y="1.55368in" svg:width="0.24378in" svg:height="0.93764in" draw:id="id136" draw:style-name="a518" draw:name="Forme libre : forme 134">
              <svg:title/>
              <svg:desc/>
              <text:p text:style-name="a517" text:class-names="" text:cond-style-name=""><text:span text:style-name="a516"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7.20771in" svg:y="1.55368in" svg:width="0.24378in" svg:height="0.93764in" draw:id="id137" draw:style-name="a521" draw:name="Forme libre : forme 135">
              <svg:title/>
              <svg:desc/>
              <text:p text:style-name="a520" text:class-names="" text:cond-style-name=""><text:span text:style-name="a519"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custom-shape svg:x="6.79309in" svg:y="3.28909in" svg:width="0.32853in" svg:height="0.51143in" draw:id="id79" draw:style-name="a404" draw:name="Rectangle 9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custom-shape svg:x="6.67635in" svg:y="1.4169in" svg:width="0.32853in" svg:height="0.51143in" draw:id="id80" draw:style-name="a407" draw:name="Rectangle 139">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6.84061in" svg:y="1.51423in" svg:width="0.76911in" svg:height="1.06032in" draw:id="id81" draw:style-name="a410" draw:name="Rectangle 140">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onnector draw:type="line" svg:x1="4.41247in" svg:y1="0.68898in" svg:x2="6.79309in" svg:y2="0.68898in" draw:id="id82" draw:style-name="a412" draw:name="Connecteur droit avec flèche 166">
          <svg:title/>
          <svg:desc/>
        </draw:connector>
        <draw:connector draw:type="line" svg:x1="4.53748in" svg:y1="1.20041in" svg:x2="4.53748in" svg:y2="0.1188in" draw:id="id83" draw:style-name="a414" draw:name="Connecteur droit avec flèche 167">
          <svg:title/>
          <svg:desc/>
        </draw:connector>
        <draw:g draw:name="Groupe 168" draw:id="id84">
          <svg:title/>
          <svg:desc/>
          <draw:g draw:name="Groupe 169" draw:id="id115">
            <svg:title/>
            <svg:desc/>
            <draw:g draw:name="Groupe 179" draw:id="id125">
              <svg:title/>
              <svg:desc/>
              <draw:custom-shape svg:x="4.52824in" svg:y="0.18948in" svg:width="0.13986in" svg:height="0.95527in" draw:id="id130" draw:style-name="a506" draw:name="Forme libre : forme 184">
                <svg:title/>
                <svg:desc/>
                <text:p text:style-name="a505" text:class-names="" text:cond-style-name=""><text:span text:style-name="a504"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66716in" svg:y="0.18948in" svg:width="0.13986in" svg:height="0.95527in" draw:id="id131" draw:style-name="a509" draw:name="Forme libre : forme 185">
                <svg:title/>
                <svg:desc/>
                <text:p text:style-name="a508" text:class-names="" text:cond-style-name=""><text:span text:style-name="a507"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80702in" svg:y="0.18948in" svg:width="0.13986in" svg:height="0.95527in" draw:id="id132" draw:style-name="a512" draw:name="Forme libre : forme 186">
                <svg:title/>
                <svg:desc/>
                <text:p text:style-name="a511" text:class-names="" text:cond-style-name=""><text:span text:style-name="a510"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180" draw:id="id126">
              <svg:title/>
              <svg:desc/>
              <draw:custom-shape svg:x="4.94594in" svg:y="0.21395in" svg:width="0.13986in" svg:height="0.95527in" draw:id="id127" draw:style-name="a497" draw:name="Forme libre : forme 181">
                <svg:title/>
                <svg:desc/>
                <text:p text:style-name="a496" text:class-names="" text:cond-style-name=""><text:span text:style-name="a495"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08487in" svg:y="0.21395in" svg:width="0.13986in" svg:height="0.95527in" draw:id="id128" draw:style-name="a500" draw:name="Forme libre : forme 182">
                <svg:title/>
                <svg:desc/>
                <text:p text:style-name="a499" text:class-names="" text:cond-style-name=""><text:span text:style-name="a498"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22472in" svg:y="0.21395in" svg:width="0.13986in" svg:height="0.95527in" draw:id="id129" draw:style-name="a503" draw:name="Forme libre : forme 183">
                <svg:title/>
                <svg:desc/>
                <text:p text:style-name="a502" text:class-names="" text:cond-style-name=""><text:span text:style-name="a501"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g draw:name="Groupe 170" draw:id="id116">
            <svg:title/>
            <svg:desc/>
            <draw:g draw:name="Groupe 171" draw:id="id117">
              <svg:title/>
              <svg:desc/>
              <draw:custom-shape svg:x="5.36365in" svg:y="0.2214in" svg:width="0.13986in" svg:height="0.95527in" draw:id="id122" draw:style-name="a488" draw:name="Forme libre : forme 176">
                <svg:title/>
                <svg:desc/>
                <text:p text:style-name="a487" text:class-names="" text:cond-style-name=""><text:span text:style-name="a486"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50257in" svg:y="0.2214in" svg:width="0.13986in" svg:height="0.95527in" draw:id="id123" draw:style-name="a491" draw:name="Forme libre : forme 177">
                <svg:title/>
                <svg:desc/>
                <text:p text:style-name="a490" text:class-names="" text:cond-style-name=""><text:span text:style-name="a489"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64243in" svg:y="0.2214in" svg:width="0.13986in" svg:height="0.95527in" draw:id="id124" draw:style-name="a494" draw:name="Forme libre : forme 178">
                <svg:title/>
                <svg:desc/>
                <text:p text:style-name="a493" text:class-names="" text:cond-style-name=""><text:span text:style-name="a492"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172" draw:id="id118">
              <svg:title/>
              <svg:desc/>
              <draw:custom-shape svg:x="5.78135in" svg:y="0.24588in" svg:width="0.13986in" svg:height="0.95527in" draw:id="id119" draw:style-name="a479" draw:name="Forme libre : forme 173">
                <svg:title/>
                <svg:desc/>
                <text:p text:style-name="a478" text:class-names="" text:cond-style-name=""><text:span text:style-name="a477"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5.92027in" svg:y="0.24588in" svg:width="0.13986in" svg:height="0.95527in" draw:id="id120" draw:style-name="a482" draw:name="Forme libre : forme 174">
                <svg:title/>
                <svg:desc/>
                <text:p text:style-name="a481" text:class-names="" text:cond-style-name=""><text:span text:style-name="a480"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06013in" svg:y="0.24588in" svg:width="0.13986in" svg:height="0.95527in" draw:id="id121" draw:style-name="a485" draw:name="Forme libre : forme 175">
                <svg:title/>
                <svg:desc/>
                <text:p text:style-name="a484" text:class-names="" text:cond-style-name=""><text:span text:style-name="a483"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g>
        <draw:g draw:name="Groupe 189" draw:id="id85">
          <svg:title/>
          <svg:desc/>
          <draw:g draw:name="Groupe 190" draw:id="id97">
            <svg:title/>
            <svg:desc/>
            <draw:g draw:name="Groupe 200" draw:id="id107">
              <svg:title/>
              <svg:desc/>
              <draw:custom-shape svg:x="6.19812in" svg:y="0.25496in" svg:width="0.13986in" svg:height="0.95527in" draw:id="id112" draw:style-name="a470" draw:name="Forme libre : forme 205">
                <svg:title/>
                <svg:desc/>
                <text:p text:style-name="a469" text:class-names="" text:cond-style-name=""><text:span text:style-name="a468"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33705in" svg:y="0.25496in" svg:width="0.13986in" svg:height="0.95527in" draw:id="id113" draw:style-name="a473" draw:name="Forme libre : forme 206">
                <svg:title/>
                <svg:desc/>
                <text:p text:style-name="a472" text:class-names="" text:cond-style-name=""><text:span text:style-name="a471"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4769in" svg:y="0.25496in" svg:width="0.13986in" svg:height="0.95527in" draw:id="id114" draw:style-name="a476" draw:name="Forme libre : forme 207">
                <svg:title/>
                <svg:desc/>
                <text:p text:style-name="a475" text:class-names="" text:cond-style-name=""><text:span text:style-name="a474"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201" draw:id="id108">
              <svg:title/>
              <svg:desc/>
              <draw:custom-shape svg:x="6.61583in" svg:y="0.27944in" svg:width="0.13986in" svg:height="0.95527in" draw:id="id109" draw:style-name="a461" draw:name="Forme libre : forme 202">
                <svg:title/>
                <svg:desc/>
                <text:p text:style-name="a460" text:class-names="" text:cond-style-name=""><text:span text:style-name="a459"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75475in" svg:y="0.27944in" svg:width="0.13986in" svg:height="0.95527in" draw:id="id110" draw:style-name="a464" draw:name="Forme libre : forme 203">
                <svg:title/>
                <svg:desc/>
                <text:p text:style-name="a463" text:class-names="" text:cond-style-name=""><text:span text:style-name="a462"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89461in" svg:y="0.27944in" svg:width="0.13986in" svg:height="0.95527in" draw:id="id111" draw:style-name="a467" draw:name="Forme libre : forme 204">
                <svg:title/>
                <svg:desc/>
                <text:p text:style-name="a466" text:class-names="" text:cond-style-name=""><text:span text:style-name="a465"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g draw:name="Groupe 191" draw:id="id98">
            <svg:title/>
            <svg:desc/>
            <draw:g draw:name="Groupe 192" draw:id="id99">
              <svg:title/>
              <svg:desc/>
              <draw:custom-shape svg:x="7.03353in" svg:y="0.28689in" svg:width="0.13986in" svg:height="0.95527in" draw:id="id104" draw:style-name="a452" draw:name="Forme libre : forme 197">
                <svg:title/>
                <svg:desc/>
                <text:p text:style-name="a451" text:class-names="" text:cond-style-name=""><text:span text:style-name="a450"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7.17245in" svg:y="0.28689in" svg:width="0.13986in" svg:height="0.95527in" draw:id="id105" draw:style-name="a455" draw:name="Forme libre : forme 198">
                <svg:title/>
                <svg:desc/>
                <text:p text:style-name="a454" text:class-names="" text:cond-style-name=""><text:span text:style-name="a453"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7.31231in" svg:y="0.28689in" svg:width="0.13986in" svg:height="0.95527in" draw:id="id106" draw:style-name="a458" draw:name="Forme libre : forme 199">
                <svg:title/>
                <svg:desc/>
                <text:p text:style-name="a457" text:class-names="" text:cond-style-name=""><text:span text:style-name="a456"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Groupe 193" draw:id="id100">
              <svg:title/>
              <svg:desc/>
              <draw:custom-shape svg:x="7.45123in" svg:y="0.31137in" svg:width="0.13986in" svg:height="0.95527in" draw:id="id101" draw:style-name="a443" draw:name="Forme libre : forme 194">
                <svg:title/>
                <svg:desc/>
                <text:p text:style-name="a442" text:class-names="" text:cond-style-name=""><text:span text:style-name="a441"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7.59016in" svg:y="0.31137in" svg:width="0.13986in" svg:height="0.95527in" draw:id="id102" draw:style-name="a446" draw:name="Forme libre : forme 195">
                <svg:title/>
                <svg:desc/>
                <text:p text:style-name="a445" text:class-names="" text:cond-style-name=""><text:span text:style-name="a444"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7.73002in" svg:y="0.31137in" svg:width="0.13986in" svg:height="0.95527in" draw:id="id103" draw:style-name="a449" draw:name="Forme libre : forme 196">
                <svg:title/>
                <svg:desc/>
                <text:p text:style-name="a448" text:class-names="" text:cond-style-name=""><text:span text:style-name="a447" text:class-names=""/></text:p>
                <draw:enhanced-geometry xmlns:dr3d="urn:oasis:names:tc:opendocument:xmlns:dr3d:1.0" draw:type="non-primitive" svg:viewBox="0 0 632785 857382" draw:enhanced-path="M 0 445146 C 76765 194775 153531 -55596 229024 10849 304517 77294 385666 770870 452959 843818 520252 916766 576518 682652 632785 448539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785"/>
                  <draw:equation draw:name="f7" draw:formula="?f4 / 857382"/>
                  <draw:equation draw:name="f8" draw:formula="0 * ?f5 / 632785"/>
                  <draw:equation draw:name="f9" draw:formula="445146 * ?f4 / 857382"/>
                  <draw:equation draw:name="f10" draw:formula="229024 * ?f5 / 632785"/>
                  <draw:equation draw:name="f11" draw:formula="10849 * ?f4 / 857382"/>
                  <draw:equation draw:name="f12" draw:formula="452959 * ?f5 / 632785"/>
                  <draw:equation draw:name="f13" draw:formula="843818 * ?f4 / 857382"/>
                  <draw:equation draw:name="f14" draw:formula="632785 * ?f5 / 632785"/>
                  <draw:equation draw:name="f15" draw:formula="448539 * ?f4 / 85738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g>
        <draw:custom-shape svg:x="6.80511in" svg:y="0.26549in" svg:width="1.33844in" svg:height="1.06032in" draw:id="id86" draw:style-name="a417" draw:name="Rectangle 208">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6.7419in" svg:y="0.26641in" svg:width="0.32853in" svg:height="0.33852in" draw:id="id87" draw:style-name="a420" draw:name="Rectangle 209">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4.25719in" svg:y="-0.30919in" svg:width="2.88978in" svg:height="3.29902in" draw:id="id88" draw:style-name="a423" draw:name="Signe de multiplication 210">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891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svg:x="7.00728in" svg:y="1.68089in" svg:width="0.76911in" svg:height="1.06032in" draw:id="id89" draw:style-name="a426" draw:name="Rectangle 212">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90" draw:style-name="a427" draw:name="Image 217" svg:x="3.41462in" svg:y="1.61543in" svg:width="0.69202in" svg:height="0.81414in" style:rel-width="scale" style:rel-height="scale">
          <draw:image xlink:href="media/image1.png" xlink:type="simple" xlink:show="embed" xlink:actuate="onLoad"/>
          <svg:title/>
          <svg:desc/>
        </draw:frame>
        <draw:frame draw:id="id91" draw:style-name="a428" draw:name="Image 219" svg:x="7.19929in" svg:y="1.61543in" svg:width="1.1434in" svg:height="0.84455in" style:rel-width="scale" style:rel-height="scale">
          <draw:image xlink:href="media/image2.png" xlink:type="simple" xlink:show="embed" xlink:actuate="onLoad"/>
          <svg:title/>
          <svg:desc/>
        </draw:frame>
        <draw:connector draw:type="line" svg:x1="7.32728in" svg:y1="2.62083in" svg:x2="8.09408in" svg:y2="2.62083in" draw:id="id92" draw:style-name="a430" draw:name="Connecteur droit avec flèche 220">
          <svg:title/>
          <svg:desc/>
        </draw:connector>
        <draw:connector draw:type="line" svg:x1="8.68716in" svg:y1="3.16922in" svg:x2="11.06778in" svg:y2="3.16922in" draw:id="id93" draw:style-name="a432" draw:name="Connecteur droit avec flèche 221">
          <svg:title/>
          <svg:desc/>
        </draw:connector>
        <draw:connector draw:type="line" svg:x1="8.84287in" svg:y1="4.37874in" svg:x2="8.84287in" svg:y2="0.96628in" draw:id="id94" draw:style-name="a434" draw:name="Connecteur droit avec flèche 222">
          <svg:title/>
          <svg:desc/>
        </draw:connector>
        <draw:custom-shape svg:x="8.85in" svg:y="1.06465in" svg:width="2.2375in" svg:height="3.25364in" draw:id="id95" draw:style-name="a437" draw:name="Forme libre : forme 228">
          <svg:title/>
          <svg:desc/>
          <text:p text:style-name="a436" text:class-names="" text:cond-style-name=""><text:span text:style-name="a435" text:class-names=""/></text:p>
          <draw:enhanced-geometry xmlns:dr3d="urn:oasis:names:tc:opendocument:xmlns:dr3d:1.0" draw:type="non-primitive" svg:viewBox="0 0 2045970 2975124" draw:enhanced-path="M 0 1912556 C 82153 1018873 164307 125190 265748 300926 367189 476662 503397 2825528 608648 2966974 713899 3108420 807244 1364869 897255 1149604 987266 934339 1050131 1862550 1148715 1675384 1247299 1488218 1403033 200913 1488758 26606 1574483 -147701 1611630 590010 1663065 629539 1714500 669068 1733551 230442 1797368 263779 1861185 297116 2007870 735266 2045970 829564 N" draw:text-areas="?f44 ?f46 ?f45 ?f47" draw:glue-points="?f26 ?f27 ?f28 ?f29 ?f30 ?f31 ?f32 ?f33 ?f34 ?f35 ?f36 ?f37 ?f38 ?f39 ?f40 ?f41 ?f42 ?f4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45970"/>
            <draw:equation draw:name="f7" draw:formula="?f4 / 2975124"/>
            <draw:equation draw:name="f8" draw:formula="0 * ?f5 / 2045970"/>
            <draw:equation draw:name="f9" draw:formula="1912556 * ?f4 / 2975124"/>
            <draw:equation draw:name="f10" draw:formula="265748 * ?f5 / 2045970"/>
            <draw:equation draw:name="f11" draw:formula="300926 * ?f4 / 2975124"/>
            <draw:equation draw:name="f12" draw:formula="608648 * ?f5 / 2045970"/>
            <draw:equation draw:name="f13" draw:formula="2966974 * ?f4 / 2975124"/>
            <draw:equation draw:name="f14" draw:formula="897255 * ?f5 / 2045970"/>
            <draw:equation draw:name="f15" draw:formula="1149604 * ?f4 / 2975124"/>
            <draw:equation draw:name="f16" draw:formula="1148715 * ?f5 / 2045970"/>
            <draw:equation draw:name="f17" draw:formula="1675384 * ?f4 / 2975124"/>
            <draw:equation draw:name="f18" draw:formula="1488758 * ?f5 / 2045970"/>
            <draw:equation draw:name="f19" draw:formula="26606 * ?f4 / 2975124"/>
            <draw:equation draw:name="f20" draw:formula="1663065 * ?f5 / 2045970"/>
            <draw:equation draw:name="f21" draw:formula="629539 * ?f4 / 2975124"/>
            <draw:equation draw:name="f22" draw:formula="1797368 * ?f5 / 2045970"/>
            <draw:equation draw:name="f23" draw:formula="263779 * ?f4 / 2975124"/>
            <draw:equation draw:name="f24" draw:formula="2045970 * ?f5 / 2045970"/>
            <draw:equation draw:name="f25" draw:formula="829564 * ?f4 / 297512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0.80083in" svg:y="1.16118in" svg:width="0.60199in" svg:height="1.10132in" draw:id="id96" draw:style-name="a440" draw:name="Rectangle 231">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398" svg:viewBox="0 0 20 30" svg:d="m10 0-10 30h20z"/>
    <draw:marker draw:name="a400" svg:viewBox="0 0 20 30" svg:d="m10 0-10 30h20z"/>
    <draw:marker draw:name="a411" svg:viewBox="0 0 20 30" svg:d="m10 0-10 30h20z"/>
    <draw:marker draw:name="a413" svg:viewBox="0 0 20 30" svg:d="m10 0-10 30h20z"/>
    <draw:marker draw:name="a431" svg:viewBox="0 0 20 30" svg:d="m10 0-10 30h20z"/>
    <draw:marker draw:name="a433" svg:viewBox="0 0 20 30" svg:d="m10 0-10 30h20z"/>
    <draw:marker draw:name="a381" svg:viewBox="0 0 20 30" svg:d="m10 0-10 30h20z"/>
    <draw:marker draw:name="a429" svg:viewBox="0 0 20 30" svg:d="m10 0-10 30h20z"/>
    <draw:marker draw:name="a383" svg:viewBox="0 0 20 30" svg:d="m10 0-10 30h20z"/>
    <draw:marker draw:name="a390" svg:viewBox="0 0 20 30" svg:d="m10 0-10 30h20z"/>
    <draw:marker draw:name="a392" svg:viewBox="0 0 20 30" svg:d="m10 0-10 30h20z"/>
    <draw:marker draw:name="a388" svg:viewBox="0 0 20 30" svg:d="m10 0-10 30h20z"/>
    <draw:marker draw:name="a394" svg:viewBox="0 0 20 30" svg:d="m10 0-10 30h20z"/>
    <draw:marker draw:name="a39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Frédérique</meta:initial-creator>
    <dc:creator>Frédérique Lecourtier</dc:creator>
    <meta:creation-date>2023-06-30T13:17:49Z</meta:creation-date>
    <dc:date>2023-06-30T14:12:39Z</dc:date>
    <meta:editing-cycles>1</meta:editing-cycles>
    <meta:editing-duration>PT0S</meta:editing-duration>
    <meta:document-statistic meta:paragraph-count="0" meta:word-count="0"/>
  </office:meta>
</office:document-meta>
</file>